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Monospac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7ffc82fe5473</text:p>
          </table:table-cell>
          <table:table-cell office:value-type="string" calcext:value-type="string">
            <text:p>charVal1</text:p>
          </table:table-cell>
        </table:table-row>
        <table:table-row table:style-name="ro1">
          <table:table-cell office:value-type="string" calcext:value-type="string">
            <text:p>7ffc82fe5474</text:p>
          </table:table-cell>
          <table:table-cell office:value-type="string" calcext:value-type="string">
            <text:p>charVal2</text:p>
          </table:table-cell>
        </table:table-row>
        <table:table-row table:style-name="ro1">
          <table:table-cell office:value-type="string" calcext:value-type="string">
            <text:p>7ffc82fe5475</text:p>
          </table:table-cell>
          <table:table-cell office:value-type="string" calcext:value-type="string">
            <text:p>boolVal </text:p>
          </table:table-cell>
        </table:table-row>
        <table:table-row table:style-name="ro1">
          <table:table-cell office:value-type="string" calcext:value-type="string">
            <text:p>7ffc82fe5476</text:p>
          </table:table-cell>
          <table:table-cell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7ffc82fe5477</text:p>
          </table:table-cell>
          <table:table-cell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7ffc82fe5478</text:p>
          </table:table-cell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c82fe5479</text:p>
          </table:table-cell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c82fe547a</text:p>
          </table:table-cell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c82fe547b</text:p>
          </table:table-cell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c82fe547c</text:p>
          </table:table-cell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c82fe547d</text:p>
          </table:table-cell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c82fe547e</text:p>
          </table:table-cell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c82fe547f</text:p>
          </table:table-cell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c82fe5480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1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2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3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4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5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6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7</text:p>
          </table:table-cell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82fe5488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9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a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b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c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d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e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8f</text:p>
          </table:table-cell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82fe5490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1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2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3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4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5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6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7</text:p>
          </table:table-cell>
          <table:table-cell office:value-type="string" calcext:value-type="string">
            <text:p>long double</text:p>
          </table:table-cell>
        </table:table-row>
        <table:table-row table:style-name="ro1">
          <table:table-cell office:value-type="string" calcext:value-type="string">
            <text:p>7ffc82fe5498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9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b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c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d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9f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7ffc82fe54a0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1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2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3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4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5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6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7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8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9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a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b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c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d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a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7ffc82fe54b0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1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2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3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4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5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6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7</text:p>
          </table:table-cell>
          <table:table-cell table:style-name="ce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7ffc82fe54b8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9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a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b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c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d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e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bf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7ffc82fe54c0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1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2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3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4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6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7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7ffc82fe54c8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9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a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b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c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d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e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cf</text:p>
          </table:table-cell>
          <table:table-cell table:style-name="ce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7ffc82fe54d0</text:p>
          </table:table-cell>
          <table:table-cell office:value-type="string" calcext:value-type="string">
            <text:p>ldouble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2:52:08.508333218</meta:creation-date>
    <dc:date>2020-02-20T00:18:54.105790618</dc:date>
    <meta:editing-duration>PT6M35S</meta:editing-duration>
    <meta:editing-cycles>1</meta:editing-cycles>
    <meta:document-statistic meta:table-count="1" meta:cell-count="188" meta:object-count="0"/>
    <meta:generator>LibreOffice/6.0.7.3$Linux_X86_64 LibreOffice_project/00m0$Build-3</meta:generator>
  </office:meta>
</office:document-meta>
</file>